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BB7A0625AADFAFA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34cm, 3.211cm, 16.077cm, 8.6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099cm" svg:height="11.686cm" svg:x="0.201cm" svg:y="0.201cm">
          <draw:image xlink:href="Pictures/10000000000005E8000007E0BB7A0625AADFAFA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15:07:28.543644156</dc:date>
    <meta:editing-duration>PT2M47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